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0900000022FB1C6AA617DE23F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verdana" svg:font-family="verdana, aria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37d4" officeooo:paragraph-rsid="000337d4"/>
    </style:style>
    <style:style style:name="P2" style:family="paragraph" style:parent-style-name="Standard">
      <style:text-properties officeooo:rsid="000337d4" officeooo:paragraph-rsid="0009e247"/>
    </style:style>
    <style:style style:name="P3" style:family="paragraph" style:parent-style-name="Standard">
      <style:text-properties officeooo:rsid="000337d4" officeooo:paragraph-rsid="000bda28"/>
    </style:style>
    <style:style style:name="P4" style:family="paragraph" style:parent-style-name="Standard">
      <style:text-properties officeooo:rsid="000389f1" officeooo:paragraph-rsid="000389f1"/>
    </style:style>
    <style:style style:name="P5" style:family="paragraph" style:parent-style-name="Standard">
      <style:text-properties officeooo:rsid="000389f1" officeooo:paragraph-rsid="0009e247"/>
    </style:style>
    <style:style style:name="P6" style:family="paragraph" style:parent-style-name="Standard">
      <style:text-properties officeooo:paragraph-rsid="000337d4"/>
    </style:style>
    <style:style style:name="P7" style:family="paragraph" style:parent-style-name="Standard">
      <style:text-properties officeooo:rsid="00095481" officeooo:paragraph-rsid="00095481"/>
    </style:style>
    <style:style style:name="P8" style:family="paragraph" style:parent-style-name="Standard">
      <style:text-properties officeooo:rsid="00057dee" officeooo:paragraph-rsid="00057dee"/>
    </style:style>
    <style:style style:name="P9" style:family="paragraph" style:parent-style-name="Standard">
      <style:text-properties officeooo:paragraph-rsid="00057dee"/>
    </style:style>
    <style:style style:name="P10" style:family="paragraph" style:parent-style-name="Standard">
      <style:text-properties officeooo:rsid="000b6e86" officeooo:paragraph-rsid="000b6e86"/>
    </style:style>
    <style:style style:name="P11" style:family="paragraph" style:parent-style-name="Standard">
      <style:text-properties fo:font-weight="bold" officeooo:rsid="000337d4" officeooo:paragraph-rsid="000bda28" style:font-weight-asian="bold" style:font-weight-complex="bold"/>
    </style:style>
    <style:style style:name="P12" style:family="paragraph" style:parent-style-name="Standard">
      <style:text-properties fo:font-weight="bold" officeooo:rsid="000337d4" officeooo:paragraph-rsid="000337d4" style:font-weight-asian="bold" style:font-weight-complex="bold"/>
    </style:style>
    <style:style style:name="P13" style:family="paragraph" style:parent-style-name="Standard">
      <style:text-properties fo:font-weight="bold" officeooo:rsid="000d0fb1" officeooo:paragraph-rsid="000e212f" style:font-weight-asian="bold" style:font-weight-complex="bold"/>
    </style:style>
    <style:style style:name="P14" style:family="paragraph" style:parent-style-name="Standard">
      <style:text-properties officeooo:paragraph-rsid="000bda28"/>
    </style:style>
    <style:style style:name="P15" style:family="paragraph" style:parent-style-name="Standard">
      <style:text-properties officeooo:rsid="000d0fb1" officeooo:paragraph-rsid="000d0fb1"/>
    </style:style>
    <style:style style:name="P16" style:family="paragraph" style:parent-style-name="Standard">
      <style:text-properties officeooo:rsid="000d0fb1" officeooo:paragraph-rsid="000fa5fc"/>
    </style:style>
    <style:style style:name="P17" style:family="paragraph" style:parent-style-name="Standard">
      <style:text-properties officeooo:rsid="000d0fb1" officeooo:paragraph-rsid="0010197e"/>
    </style:style>
    <style:style style:name="P18" style:family="paragraph" style:parent-style-name="Standard">
      <style:text-properties officeooo:rsid="000e212f" officeooo:paragraph-rsid="000e212f"/>
    </style:style>
    <style:style style:name="P19" style:family="paragraph" style:parent-style-name="Standard">
      <style:text-properties fo:font-weight="normal" officeooo:rsid="000d0fb1" officeooo:paragraph-rsid="000e212f" style:font-weight-asian="normal" style:font-weight-complex="normal"/>
    </style:style>
    <style:style style:name="P20" style:family="paragraph" style:parent-style-name="Standard">
      <style:text-properties fo:font-weight="normal" officeooo:rsid="0010197e" officeooo:paragraph-rsid="0010197e" style:font-weight-asian="normal" style:font-weight-complex="normal"/>
    </style:style>
    <style:style style:name="P21" style:family="paragraph" style:parent-style-name="Standard">
      <style:text-properties officeooo:rsid="0010197e" officeooo:paragraph-rsid="0010197e"/>
    </style:style>
    <style:style style:name="P22" style:family="paragraph" style:parent-style-name="Standard">
      <style:text-properties officeooo:paragraph-rsid="0010197e"/>
    </style:style>
    <style:style style:name="P23" style:family="paragraph" style:parent-style-name="Standard">
      <style:text-properties style:text-position="0% 100%" fo:font-weight="normal" officeooo:rsid="000389f1" officeooo:paragraph-rsid="0009e247" style:font-weight-asian="normal" style:font-weight-complex="normal"/>
    </style:style>
    <style:style style:name="P24" style:family="paragraph" style:parent-style-name="Standard">
      <style:text-properties style:text-position="0% 100%" fo:font-weight="normal" officeooo:rsid="000c0eb8" officeooo:paragraph-rsid="000e212f" style:font-weight-asian="normal" style:font-weight-complex="normal"/>
    </style:style>
    <style:style style:name="P25" style:family="paragraph" style:parent-style-name="Standard">
      <style:text-properties officeooo:rsid="0010b1d4" officeooo:paragraph-rsid="0010b1d4"/>
    </style:style>
    <style:style style:name="P26" style:family="paragraph" style:parent-style-name="Standard">
      <style:text-properties officeooo:rsid="0011da2c" officeooo:paragraph-rsid="0011da2c"/>
    </style:style>
    <style:style style:name="P27" style:family="paragraph" style:parent-style-name="Standard">
      <style:text-properties officeooo:rsid="0012d53e" officeooo:paragraph-rsid="0012d53e"/>
    </style:style>
    <style:style style:name="P28" style:family="paragraph" style:parent-style-name="Standard">
      <style:text-properties fo:font-weight="bold" officeooo:rsid="0012d53e" officeooo:paragraph-rsid="0012d53e" style:font-weight-asian="bold" style:font-weight-complex="bold"/>
    </style:style>
    <style:style style:name="T1" style:family="text">
      <style:text-properties officeooo:rsid="000578b2"/>
    </style:style>
    <style:style style:name="T2" style:family="text">
      <style:text-properties officeooo:rsid="00057dee"/>
    </style:style>
    <style:style style:name="T3" style:family="text">
      <style:text-properties fo:font-variant="normal" fo:text-transform="none" fo:color="#000000" style:font-name="verdana" fo:font-size="9.75pt" fo:letter-spacing="normal" fo:font-style="normal" fo:font-weight="normal"/>
    </style:style>
    <style:style style:name="T4" style:family="text">
      <style:text-properties fo:font-variant="normal" fo:text-transform="none" fo:color="#000000" style:font-name="verdana" fo:font-size="9.75pt" fo:letter-spacing="normal" fo:font-style="normal" fo:font-weight="normal" officeooo:rsid="000889d5"/>
    </style:style>
    <style:style style:name="T5" style:family="text">
      <style:text-properties fo:font-variant="normal" fo:text-transform="none" fo:color="#000000" style:font-name="verdana" fo:font-size="9.75pt" fo:letter-spacing="normal" fo:font-style="normal" fo:font-weight="normal" officeooo:rsid="00095481"/>
    </style:style>
    <style:style style:name="T6" style:family="text">
      <style:text-properties fo:font-variant="normal" fo:text-transform="none" fo:color="#252525" style:font-name="Liberation Serif" fo:font-size="12pt" fo:letter-spacing="normal" fo:font-style="normal" fo:font-weight="normal" style:font-size-asian="12pt" style:font-size-complex="12pt"/>
    </style:style>
    <style:style style:name="T7" style:family="text">
      <style:text-properties officeooo:rsid="000337d4"/>
    </style:style>
    <style:style style:name="T8" style:family="text">
      <style:text-properties fo:font-weight="bold" style:font-weight-asian="bold" style:font-weight-complex="bold"/>
    </style:style>
    <style:style style:name="T9" style:family="text">
      <style:text-properties fo:font-weight="bold" officeooo:rsid="000337d4" style:font-weight-asian="bold" style:font-weight-complex="bold"/>
    </style:style>
    <style:style style:name="T10" style:family="text">
      <style:text-properties fo:font-weight="bold" officeooo:rsid="000fa5fc" style:font-weight-asian="bold" style:font-weight-complex="bold"/>
    </style:style>
    <style:style style:name="T11" style:family="text">
      <style:text-properties fo:font-weight="bold" officeooo:rsid="0012d53e" style:font-weight-asian="bold" style:font-weight-complex="bold"/>
    </style:style>
    <style:style style:name="T12" style:family="text">
      <style:text-properties style:text-position="sub 58%"/>
    </style:style>
    <style:style style:name="T13" style:family="text">
      <style:text-properties style:text-position="sub 58%" fo:font-weight="bold" style:font-weight-asian="bold" style:font-weight-complex="bold"/>
    </style:style>
    <style:style style:name="T14" style:family="text">
      <style:text-properties style:text-position="sub 58%" fo:font-weight="bold" officeooo:rsid="000337d4" style:font-weight-asian="bold" style:font-weight-complex="bold"/>
    </style:style>
    <style:style style:name="T15" style:family="text">
      <style:text-properties style:text-position="sub 58%" fo:font-weight="bold" officeooo:rsid="000dbc7f" style:font-weight-asian="bold" style:font-weight-complex="bold"/>
    </style:style>
    <style:style style:name="T16" style:family="text">
      <style:text-properties style:text-position="sub 58%" fo:font-weight="bold" officeooo:rsid="000fa5fc" style:font-weight-asian="bold" style:font-weight-complex="bold"/>
    </style:style>
    <style:style style:name="T17" style:family="text">
      <style:text-properties style:text-position="sub 58%" officeooo:rsid="000dbc7f"/>
    </style:style>
    <style:style style:name="T18" style:family="text">
      <style:text-properties style:text-position="sub 58%" officeooo:rsid="000e212f"/>
    </style:style>
    <style:style style:name="T19" style:family="text">
      <style:text-properties style:text-position="0% 100%"/>
    </style:style>
    <style:style style:name="T20" style:family="text">
      <style:text-properties style:text-position="0% 100%" fo:font-weight="bold" style:font-weight-asian="bold" style:font-weight-complex="bold"/>
    </style:style>
    <style:style style:name="T21" style:family="text">
      <style:text-properties style:text-position="0% 100%" fo:font-weight="bold" officeooo:rsid="000c0eb8" style:font-weight-asian="bold" style:font-weight-complex="bold"/>
    </style:style>
    <style:style style:name="T22" style:family="text">
      <style:text-properties style:text-position="0% 100%" fo:font-weight="bold" officeooo:rsid="000e212f" style:font-weight-asian="bold" style:font-weight-complex="bold"/>
    </style:style>
    <style:style style:name="T23" style:family="text">
      <style:text-properties style:text-position="0% 100%" fo:font-weight="bold" officeooo:rsid="000dbc7f" style:font-weight-asian="bold" style:font-weight-complex="bold"/>
    </style:style>
    <style:style style:name="T24" style:family="text">
      <style:text-properties style:text-position="0% 100%" fo:font-weight="bold" officeooo:rsid="000fa5fc" style:font-weight-asian="bold" style:font-weight-complex="bold"/>
    </style:style>
    <style:style style:name="T25" style:family="text">
      <style:text-properties style:text-position="0% 100%" fo:font-weight="bold" officeooo:rsid="0010197e" style:font-weight-asian="bold" style:font-weight-complex="bold"/>
    </style:style>
    <style:style style:name="T26" style:family="text">
      <style:text-properties style:text-position="0% 100%" officeooo:rsid="000c0eb8"/>
    </style:style>
    <style:style style:name="T27" style:family="text">
      <style:text-properties style:text-position="0% 100%" officeooo:rsid="000337d4"/>
    </style:style>
    <style:style style:name="T28" style:family="text">
      <style:text-properties officeooo:rsid="0009e247"/>
    </style:style>
    <style:style style:name="T29" style:family="text">
      <style:text-properties style:font-name="Liberation Serif" fo:font-size="12pt" style:font-size-asian="12pt" style:font-size-complex="12pt"/>
    </style:style>
    <style:style style:name="T30" style:family="text">
      <style:text-properties officeooo:rsid="000c0eb8"/>
    </style:style>
    <style:style style:name="T31" style:family="text">
      <style:text-properties style:text-position="super 58%" fo:font-weight="bold" style:font-weight-asian="bold" style:font-weight-complex="bold"/>
    </style:style>
    <style:style style:name="T32" style:family="text">
      <style:text-properties style:text-position="super 58%" fo:font-weight="bold" officeooo:rsid="000fa5fc" style:font-weight-asian="bold" style:font-weight-complex="bold"/>
    </style:style>
    <style:style style:name="T33" style:family="text">
      <style:text-properties officeooo:rsid="0010197e"/>
    </style:style>
    <style:style style:name="T34" style:family="text">
      <style:text-properties officeooo:rsid="0012d53e"/>
    </style:style>
    <style:style style:name="T35"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zym jest światłowód</text:p>
      <text:p text:style-name="P1"/>
      <text:p text:style-name="P6"><text:span text:style-name="T7">Światłowód jest falowodem służącym do przesyłania światła z zakresu widzialnego oraz bliskiej podczerwieni. </text:span><text:span text:style-name="T3">Ze względu na znikome zjawisko tłumienia, </text:span><text:span text:style-name="T5">o</text:span><text:span text:style-name="T3">dporność na zewnętrzne pola elektromagnetyczne </text:span><text:span text:style-name="T4">oraz </text:span><text:span text:style-name="T5">zasięg i pasmo transmisji</text:span><text:span text:style-name="T3"> światłowód stanowi obecnie najlepsze medium transportowe stosowane w telekomunikacji.</text:span></text:p>
      <text:p text:style-name="P6"/>
      <text:p text:style-name="P7">Kabel światłowodowy jest to kabel zawierający jedno lub więcej włókien szklanych przeprowadzających impulsy światła.</text:p>
      <text:p text:style-name="P1"/>
      <text:p text:style-name="P1">2. Historia światłowodu</text:p>
      <text:p text:style-name="P4"/>
      <text:p text:style-name="P4">3. <text:span text:style-name="T1">Budowa i</text:span> <text:span text:style-name="T1">d</text:span>ziałanie Światłowodu</text:p>
      <text:p text:style-name="P4"/>
      <text:p text:style-name="P5">Na światłowód składają się rdzeń i płaszcz, które są wykonane z dielektryka <text:span text:style-name="T28">(izolator elektryczny)</text:span>, przy czym współczynnik załamania rdzenia jest większy niż współczynnik załamania płaszcza </text:p>
      <text:p text:style-name="P5"><text:span text:style-name="T8">n</text:span><text:span text:style-name="T13">r</text:span><text:span text:style-name="T8"> &gt; n</text:span><text:span text:style-name="T13">p</text:span><text:span text:style-name="T20">.</text:span></text:p>
      <text:p text:style-name="P23"/>
      <text:p text:style-name="P23">Promienie świetlne, które padają na granicę rdzeń-płaszcz, pod kątem większym niż kąt graniczny, ulegają całkowitemu wewnętrznemu odbiciu i rozchodzą się wzdłuż światłowodu. Z kolei promienie padające pod kątem mniejszym od granicznego przechodzą do płaszcza, gdzie ulegają rozproszeniu. Sposób rozchodzenia się światła w światłowodzie zależy od rozmiarów światłowodu, rodzaju materiałów, z których wykonane są płaszcz i rdzeń oraz własności samego źródła światła. </text:p>
      <text:p text:style-name="P23"/>
      <text:p text:style-name="P10"><text:span text:style-name="T6">Dzięki wykorzystaniu modulowanej fali światła możliwa jest transmisja danych do 3 TB/s, a przepływ danych jest zabezpieczony przed niepowołanym dostępem. Światłowody, które jako medium transmisyjne wykorzystują powietrze, osiągają transfer danych rzędu 74 Tb/s.</text:span><text:span text:style-name="T29"> </text:span></text:p>
      <text:p text:style-name="P10"/>
      <text:p text:style-name="P2"/>
      <text:p text:style-name="P1">4. <text:span text:style-name="T2">Całkowite Wewnętrzne Odbicie</text:span></text:p>
      <text:p text:style-name="P1"/>
      <text:p text:style-name="P1">Jeśli wiązka światła pada na granicę ośrodków to ulega ona odbiciu i załamaniu zgodnie z prawem Snella </text:p>
      <text:p text:style-name="P1"/>
      <text:p text:style-name="P11">n<text:span text:style-name="T12">1</text:span> sin θ<text:span text:style-name="T12">i</text:span> = n<text:span text:style-name="T12">2</text:span> sin θ<text:span text:style-name="T12">t</text:span> </text:p>
      <text:p text:style-name="P3"/>
      <text:p text:style-name="P14"><text:span text:style-name="T7">gdzie </text:span><text:span text:style-name="T9">n</text:span><text:span text:style-name="T14">1</text:span><text:span text:style-name="T7"> i </text:span><text:span text:style-name="T9">n</text:span><text:span text:style-name="T14">2</text:span><text:span text:style-name="T7"> oznaczają współczynniki załamania ośrodków, a kąty </text:span><text:span text:style-name="T9">θ</text:span><text:span text:style-name="T14">i</text:span><text:span text:style-name="T7"> i </text:span><text:span text:style-name="T9">θ</text:span><text:span text:style-name="T14">t</text:span><text:span text:style-name="T7"> to kąty padania i załamania wiązki. </text:span>Jak łatwo można pokazać, jeśli <text:span text:style-name="T8">n</text:span><text:span text:style-name="T13">1</text:span><text:span text:style-name="T8"> &gt; n</text:span><text:span text:style-name="T13">2</text:span> i kąt padania <text:span text:style-name="T8">θ</text:span><text:span text:style-name="T13">i</text:span> wiązki jest większy od kąta granicznego </text:p>
      <text:p text:style-name="P1"/>
      <text:p text:style-name="P12">θ<text:span text:style-name="T12">i,gr</text:span> = arcsin<text:span text:style-name="T30">(</text:span>n<text:span text:style-name="T12">2</text:span> /n<text:span text:style-name="T12">1</text:span><text:span text:style-name="T30">)</text:span></text:p>
      <text:p text:style-name="P1"/>
      <text:p text:style-name="P1">wówczas mamy do czynienia z całkowitym wewnętrznym odbiciem będącym podstawą działania światłowodów. </text:p>
      <text:p text:style-name="P1"/>
      <text:p text:style-name="P1"/>
      <text:p text:style-name="P8">5. Aparatura Numeryczna</text:p>
      <text:p text:style-name="P8"/>
      <text:p text:style-name="P15">Z warunku na całkowite wewnętrzne odbicie wynika, że światła nie można wprowadzić do światłowodu pod dowolnym kątem. Dla dużych kątów padania, promienie świetlne mogą wnikać do płaszcza światłowodu, gdzie są silnie tłumione. Największy kąt, pod jakim możemy wprowadzić światło do światłowodu, przy którym zachodzi całkowite wewnętrzne odbicie nazywa się kątem akceptacji światłowodu <text:span text:style-name="T8">φmax</text:span>.</text:p>
      <text:p text:style-name="P15"><text:soft-page-break/>Jeśli wiązka światła jest wprowadzona do światłowodu pod wystarczająco małym kątem <text:span text:style-name="T8">φ</text:span> (który zgodnie z prawem Snella odpowiada dużemu kątowi <text:span text:style-name="T8">θ</text:span><text:span text:style-name="T13">i</text:span>) to ulega ona całkowitemu odbiciu pomiędzy ściankami i rozchodzi się wzdłuż światłowodu. Kąt <text:span text:style-name="T8">φ</text:span> można analogicznie wyliczyć na podstawie prawa Snella </text:p>
      <text:p text:style-name="P15"/>
      <text:p text:style-name="P17"><text:span text:style-name="T8">n</text:span><text:span text:style-name="T13">0</text:span><text:span text:style-name="T20"> – </text:span><text:span text:style-name="T25">współczynnik załamania ośrodka</text:span></text:p>
      <text:p text:style-name="P21"><text:span text:style-name="T20">n</text:span><text:span text:style-name="T13">r</text:span><text:span text:style-name="T20"> – współczynnik załamania rdzenia</text:span></text:p>
      <text:p text:style-name="P21"><text:span text:style-name="T20">n</text:span><text:span text:style-name="T13">p</text:span><text:span text:style-name="T20"> – współczynnik załamania płaszcza</text:span></text:p>
      <text:p text:style-name="P15"/>
      <text:p text:style-name="P15"><text:span text:style-name="T8">n</text:span><text:span text:style-name="T13">0</text:span><text:span text:style-name="T8"> sin(φ) = n</text:span><text:span text:style-name="T13">r</text:span><text:span text:style-name="T8"> sin(π/2 − θ</text:span><text:span text:style-name="T15">r</text:span><text:span text:style-name="T8">)</text:span></text:p>
      <text:p text:style-name="P15"/>
      <text:p text:style-name="P18">Kąt graniczyny dla całkowitego wewnętrznego odbicia</text:p>
      <text:p text:style-name="P15"/>
      <text:p text:style-name="P13">θ<text:span text:style-name="T17">r </text:span><text:span text:style-name="T26"><text:s/></text:span><text:span text:style-name="T27">= arcsin</text:span><text:span text:style-name="T26">(</text:span><text:span text:style-name="T27">n</text:span><text:span text:style-name="T18">p</text:span><text:span text:style-name="T27"> /n</text:span><text:span text:style-name="T18">r</text:span><text:span text:style-name="T26">)</text:span></text:p>
      <text:p text:style-name="P24"/>
      <text:p text:style-name="P20"><text:span text:style-name="T26">P</text:span><text:span text:style-name="T19">rzekształcenie trygonometryczne</text:span></text:p>
      <text:p text:style-name="P24"/>
      <text:p text:style-name="P19"><text:span text:style-name="T21">sin(π/2 − θ</text:span><text:span text:style-name="T15">r</text:span><text:span text:style-name="T21">) </text:span><text:span text:style-name="T22">= cos </text:span><text:span text:style-name="T21">θ</text:span><text:span text:style-name="T15">r</text:span></text:p>
      <text:p text:style-name="P15"/>
      <text:p text:style-name="P21">NA</text:p>
      <text:p text:style-name="P15"/>
      <text:p text:style-name="P16"><text:span text:style-name="T10">NA = </text:span><text:span text:style-name="T8">n</text:span><text:span text:style-name="T13">0</text:span><text:span text:style-name="T20"> sin(φ) </text:span><text:span text:style-name="T24">=</text:span><text:span text:style-name="T10"> </text:span><text:span text:style-name="T8">n</text:span><text:span text:style-name="T13">r <text:s/></text:span><text:span text:style-name="T22">cos </text:span><text:span text:style-name="T21">θ</text:span><text:span text:style-name="T15">r</text:span><text:span text:style-name="T23"> </text:span><text:span text:style-name="T24">= </text:span><text:span text:style-name="T20">n</text:span><text:span text:style-name="T13">r</text:span><text:span text:style-name="T20"> </text:span><text:span text:style-name="T24">sqrt(1 - sin</text:span><text:span text:style-name="T32">2</text:span><text:span text:style-name="T22"> </text:span><text:span text:style-name="T21">θ</text:span><text:span text:style-name="T15">r</text:span><text:span text:style-name="T24">) = sqrt( n</text:span><text:span text:style-name="T16">r</text:span><text:span text:style-name="T32">2</text:span><text:span text:style-name="T24"> - n</text:span><text:span text:style-name="T16">p</text:span><text:span text:style-name="T32">2</text:span><text:span text:style-name="T24"> <text:s/>)</text:span></text:p>
      <text:p text:style-name="P9"/>
      <text:p text:style-name="P9"><draw:frame draw:style-name="fr1" draw:name="Image1" text:anchor-type="as-char" svg:width="15.778cm" svg:height="1.03cm" draw:z-index="0"><draw:image xlink:href="Pictures/100002000000020900000022FB1C6AA617DE23FF.gif" xlink:type="simple" xlink:show="embed" xlink:actuate="onLoad"/></draw:frame> </text:p>
      <text:p text:style-name="P9"/>
      <text:p text:style-name="P22">Gdy kąt <text:span text:style-name="T8">φ</text:span> jest za duży to światło wchodzi do płaszcza co prowadzi do dużych strat. Kąt akceptacji światłowodu <text:span text:style-name="T8">φ</text:span><text:span text:style-name="T13">max</text:span><text:span text:style-name="T8"> </text:span>zależy od <text:span text:style-name="T8">θ</text:span><text:span text:style-name="T13">r</text:span> i jest wyliczany także na podstawie równania Snella. Sinus kąta <text:span text:style-name="T8">φ</text:span><text:span text:style-name="T13">max</text:span> jest wartością charakterystyczną dla każdego światłowodu zwaną aperturą numeryczną (NA).</text:p>
      <text:p text:style-name="P22"/>
      <text:p text:style-name="P22">Apertura numeryczn<text:span text:style-name="T33">a</text:span> typowych światłowodów wynosi 0.2, co odpowiada wartości kąta granicznego <text:span text:style-name="T8">φ</text:span><text:span text:style-name="T13">max</text:span><text:span text:style-name="T8"> = 12</text:span><text:span text:style-name="T31">o</text:span>.</text:p>
      <text:p text:style-name="P22"/>
      <text:p text:style-name="P25">6. Mody</text:p>
      <text:p text:style-name="P25"/>
      <text:p text:style-name="P25">Nie tylko rozkład kątowy, ale i rozkład radialny natężenia, a także prędkość propagacji światła w światłowodzie nie mogą być dowolne. Te dozwolone w światłowodzie rozkłady radialne pola <text:s/>świetlnego nazywamy <text:span text:style-name="T8">modami światłowodu</text:span>.</text:p>
      <text:p text:style-name="P25"/>
      <text:p text:style-name="P26">Mod światłowodowy jest pojedynczym rodzajem drgań własnych światłowodu, spełniający równianie falowe z warunkami brzegowymi, zależnymi od wymiarów i konstrukcji światłowodu.</text:p>
      <text:p text:style-name="P26"/>
      <text:p text:style-name="P26">Do określania, ile modów moż<text:span text:style-name="T34">na</text:span> propagować w danym światłowodzie <text:span text:style-name="T34">korzysta się z </text:span><text:span text:style-name="T11">normalizowanej liczby falowej</text:span></text:p>
      <text:p text:style-name="P26"/>
      <text:p text:style-name="P28">V = k*a*NA</text:p>
      <text:p text:style-name="P27"/>
      <text:p text:style-name="P27">gdzie</text:p>
      <text:p text:style-name="P27"/>
      <text:p text:style-name="P27"><text:span text:style-name="T8">k = 2π/λ</text:span> – liczba fazowa</text:p>
      <text:p text:style-name="P27"><text:span text:style-name="T8">λ</text:span><text:span text:style-name="T35"> – długość fali</text:span></text:p>
      <text:p text:style-name="P27"><text:span text:style-name="T8">a</text:span><text:span text:style-name="T35"> – średnica rdzenia światłowodu</text:span></text:p>
      <text:p text:style-name="P27"><text:soft-page-break/><text:span text:style-name="T35"/></text:p>
      <text:p text:style-name="P27"><text:span text:style-name="T35"/></text:p>
      <text:p text:style-name="P27"><text:span text:style-name="T35"/></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verdana" svg:font-family="verdana, aria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0:59:05.100000000</meta:creation-date>
    <dc:date>2016-11-06T20:06:14.087000000</dc:date>
    <meta:editing-duration>PT1H12M34S</meta:editing-duration>
    <meta:editing-cycles>3</meta:editing-cycles>
    <meta:generator>LibreOffice/5.0.3.2$Windows_x86 LibreOffice_project/e5f16313668ac592c1bfb310f4390624e3dbfb75</meta:generator>
    <meta:document-statistic meta:table-count="0" meta:image-count="1" meta:object-count="0" meta:page-count="3" meta:paragraph-count="40" meta:word-count="565" meta:character-count="3944" meta:non-whitespace-character-count="3399"/>
  </office:meta>
</office:document-meta>
</file>